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2575" officeooo:paragraph-rsid="00142575"/>
    </style:style>
    <style:style style:name="P2" style:family="paragraph" style:parent-style-name="Standard">
      <style:text-properties fo:font-weight="bold" officeooo:rsid="00142575" officeooo:paragraph-rsid="00142575" style:font-weight-asian="bold" style:font-weight-complex="bold"/>
    </style:style>
    <style:style style:name="P3" style:family="paragraph" style:parent-style-name="Standard">
      <style:text-properties fo:font-weight="bold" officeooo:rsid="00142575" officeooo:paragraph-rsid="00145a6e" style:font-weight-asian="bold" style:font-weight-complex="bold"/>
    </style:style>
    <style:style style:name="P4" style:family="paragraph" style:parent-style-name="Standard">
      <style:text-properties officeooo:rsid="00142575" officeooo:paragraph-rsid="00142575"/>
    </style:style>
    <style:style style:name="P5" style:family="paragraph" style:parent-style-name="Standard">
      <style:text-properties fo:font-weight="bold" officeooo:rsid="00142575" officeooo:paragraph-rsid="00145a6e" style:font-weight-asian="bold" style:font-weight-complex="bold"/>
    </style:style>
    <style:style style:name="P6" style:family="paragraph" style:parent-style-name="Standard">
      <style:text-properties fo:font-weight="bold" officeooo:rsid="00142575" officeooo:paragraph-rsid="0015778e" style:font-weight-asian="bold" style:font-weight-complex="bold"/>
    </style:style>
    <style:style style:name="P7" style:family="paragraph" style:parent-style-name="Standard">
      <style:text-properties officeooo:rsid="00167d4b" officeooo:paragraph-rsid="00167d4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778e" style:font-weight-asian="bold" style:font-weight-complex="bold"/>
    </style:style>
    <style:style style:name="T3" style:family="text">
      <style:text-properties officeooo:rsid="00145a6e"/>
    </style:style>
    <style:style style:name="T4" style:family="text">
      <style:text-properties officeooo:rsid="0015778e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ification Document</text:p>
      <text:p text:style-name="P1">Christopher Hannon &amp; Neil Getty</text:p>
      <text:p text:style-name="P1"/>
      <text:p text:style-name="P1">In order to verify the correctness of the program we run the experiment on the star and linear topologies.</text:p>
      <text:p text:style-name="P1">To run ... in <text:span text:style-name="T1">./src/</text:span></text:p>
      <text:p text:style-name="P1"/>
      <text:p text:style-name="P2">sudo make clean</text:p>
      <text:p text:style-name="P2">sudo make</text:p>
      <text:p text:style-name="P2">./setupTestFiles.sh <text:span text:style-name="T4">1-</text:span>9 </text:p>
      <text:p text:style-name="P1"><text:s/><text:tab/>This creates hosts 0-9, <text:span text:style-name="T4">10 files of various size with random data</text:span> 1-<text:span text:style-name="T4">1</text:span>00kb, and places the input (to query the files on a input file ../topologies/topo/input_2.txt) for host <text:span text:style-name="T4">1-9</text:span> input. All the input files are placed in ./topologies/topo/input_*.txt (in the parent directory) and the <text:span text:style-name="T4">output</text:span> files are created in ../<text:span text:style-name="T4">topologies/topo/out_*.txt. The test files are located in </text:span>/src/tests/test*/file_xxx.bin</text:p>
      <text:p text:style-name="P1"/>
      <text:p text:style-name="P1">Now the experiment is ready to run. In order to run it Mininet must be installed. Run <text:span text:style-name="T1">sudo ./experiment (star/linear) </text:span><text:span text:style-name="T2">(pull/push)</text:span>. Depending on the topology desired <text:span text:style-name="T4">and the method desired</text:span>. The output files are stored in ./topologies/topo/out_x.txt.</text:p>
      <text:p text:style-name="P1"/>
      <text:p text:style-name="P1">We run a total of 1<text:span text:style-name="T4">4</text:span> experiments with <text:span text:style-name="T4">1</text:span>00 queries <text:span text:style-name="T4">from </text:span>each <text:span text:style-name="T4">host</text:span>. <text:span text:style-name="T4">7</text:span> on each <text:span text:style-name="T4">method, push and pull.</text:span> <text:span text:style-name="T3">The experiments take about 10 mins each.</text:span></text:p>
      <text:p text:style-name="P1"/>
      <text:p text:style-name="P7">The valid input is <text:span text:style-name="T1">file name</text:span> or <text:span text:style-name="T1">file name -r </text:span><text:span text:style-name="T5">to refresh the file from the origin server.</text:span></text:p>
      <text:p text:style-name="P3"/>
      <text:p text:style-name="P6">./setupTestFiles.sh <text:span text:style-name="T4">1</text:span></text:p>
      <text:p text:style-name="P6">sudo ./experiment star <text:span text:style-name="T4">pull</text:span></text:p>
      <text:p text:style-name="P6">./setupTestFiles.sh <text:span text:style-name="T4">2</text:span></text:p>
      <text:p text:style-name="P6">sudo ./experiment star <text:span text:style-name="T4">pull</text:span></text:p>
      <text:p text:style-name="P6">./setupTestFiles.sh <text:span text:style-name="T4">3</text:span> </text:p>
      <text:p text:style-name="P6">sudo ./experiment star <text:span text:style-name="T4">pull</text:span></text:p>
      <text:p text:style-name="P6">./setupTestFiles.sh <text:span text:style-name="T4">4</text:span></text:p>
      <text:p text:style-name="P6">sudo ./experiment star <text:span text:style-name="T4">pull</text:span></text:p>
      <text:p text:style-name="P6">./setupTestFiles.sh <text:span text:style-name="T4">5</text:span></text:p>
      <text:p text:style-name="P6">sudo ./experiment star <text:span text:style-name="T4">pull</text:span></text:p>
      <text:p text:style-name="P6">./setupTestFiles.sh <text:span text:style-name="T4">6</text:span></text:p>
      <text:p text:style-name="P6">sudo ./experiment star <text:span text:style-name="T4">pull</text:span></text:p>
      <text:p text:style-name="P6">./setupTestFiles.sh <text:span text:style-name="T4">7</text:span></text:p>
      <text:p text:style-name="P6">sudo ./experiment star <text:span text:style-name="T4">pull</text:span></text:p>
      <text:p text:style-name="P6"/>
      <text:p text:style-name="P6">./setupTestFiles.sh <text:span text:style-name="T4">1</text:span></text:p>
      <text:p text:style-name="P6">sudo ./experiment star <text:span text:style-name="T4">push</text:span></text:p>
      <text:p text:style-name="P6">./setupTestFiles.sh <text:span text:style-name="T4">2</text:span></text:p>
      <text:p text:style-name="P6">sudo ./experiment star <text:span text:style-name="T4">push</text:span></text:p>
      <text:p text:style-name="P6">./setupTestFiles.sh <text:span text:style-name="T4">3</text:span> </text:p>
      <text:p text:style-name="P6">sudo ./experiment star <text:span text:style-name="T4">push</text:span></text:p>
      <text:p text:style-name="P6">./setupTestFiles.sh <text:span text:style-name="T4">4</text:span></text:p>
      <text:p text:style-name="P6">sudo ./experiment star <text:span text:style-name="T4">push</text:span></text:p>
      <text:p text:style-name="P6">./setupTestFiles.sh <text:span text:style-name="T4">5</text:span></text:p>
      <text:p text:style-name="P6">sudo ./experiment star <text:span text:style-name="T4">push</text:span></text:p>
      <text:p text:style-name="P6">./setupTestFiles.sh <text:span text:style-name="T4">6</text:span></text:p>
      <text:p text:style-name="P6">sudo ./experiment star <text:span text:style-name="T4">push</text:span></text:p>
      <text:p text:style-name="P6">./setupTestFiles.sh <text:span text:style-name="T4">7</text:span></text:p>
      <text:p text:style-name="P6"><text:soft-page-break/>sudo ./experiment star <text:span text:style-name="T4">push</text:span></text:p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5:01:58.082590188</meta:creation-date>
    <dc:date>2017-03-20T21:20:00.730938780</dc:date>
    <meta:editing-duration>PT13M4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2" meta:paragraph-count="39" meta:word-count="261" meta:character-count="1776" meta:non-whitespace-character-count="1549"/>
  </office:meta>
</office:document-meta>
</file>